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3.1425in"/>
    </style:style>
    <style:style style:name="co3" style:family="table-column">
      <style:table-column-properties fo:break-before="auto" style:column-width="3.0882in"/>
    </style:style>
    <style:style style:name="co4" style:family="table-column">
      <style:table-column-properties fo:break-before="auto" style:column-width="3.5728in"/>
    </style:style>
    <style:style style:name="co5" style:family="table-column">
      <style:table-column-properties fo:break-before="auto" style:column-width="1.0327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445in" fo:break-before="auto" style:use-optimal-row-height="true"/>
    </style:style>
    <style:style style:name="ro4" style:family="table-row">
      <style:table-row-properties style:row-height="0.196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20pt" fo:font-weight="bold" style:font-size-asian="20pt" style:font-weight-asian="bold" style:font-size-complex="20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4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3">
          <table:table-cell table:style-name="ce1" office:value-type="string">
            <text:p>Retrospectiva</text:p>
          </table:table-cell>
          <table:table-cell table:number-columns-repeated="4"/>
        </table:table-row>
        <table:table-row table:style-name="ro2">
          <table:table-cell table:style-name="Default"/>
          <table:table-cell table:number-columns-repeated="4"/>
        </table:table-row>
        <table:table-row table:style-name="ro2">
          <table:table-cell table:style-name="Default" office:value-type="string">
            <text:p>Primeira Iteracão</text:p>
          </table:table-cell>
          <table:table-cell table:number-columns-repeated="4"/>
        </table:table-row>
        <table:table-row table:style-name="ro2">
          <table:table-cell table:style-name="Default"/>
          <table:table-cell table:number-columns-repeated="4"/>
        </table:table-row>
        <table:table-row table:style-name="ro4">
          <table:table-cell table:style-name="ce2" office:value-type="string">
            <text:p>Negativos</text:p>
          </table:table-cell>
          <table:table-cell table:style-name="ce5"/>
          <table:table-cell table:number-columns-repeated="3"/>
        </table:table-row>
        <table:table-row table:style-name="ro2">
          <table:table-cell office:value-type="string">
            <text:p>Assunto</text:p>
          </table:table-cell>
          <table:table-cell table:style-name="ce5" office:value-type="string">
            <text:p>Comunicacao</text:p>
          </table:table-cell>
          <table:table-cell office:value-type="string">
            <text:p>Documentacao incompleta</text:p>
          </table:table-cell>
          <table:table-cell office:value-type="string">
            <text:p>Planejamento</text:p>
          </table:table-cell>
          <table:table-cell office:value-type="string">
            <text:p>Membro sumiu</text:p>
          </table:table-cell>
        </table:table-row>
        <table:table-row table:style-name="ro2">
          <table:table-cell office:value-type="string">
            <text:p>Pontos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1">
            <text:p>1</text:p>
          </table:table-cell>
        </table:table-row>
        <table:table-row table:style-name="ro2">
          <table:table-cell office:value-type="string">
            <text:p>Solucao</text:p>
          </table:table-cell>
          <table:table-cell table:style-name="ce5" office:value-type="string">
            <text:p>Encontros todas as segundas a partir das 11h40</text:p>
          </table:table-cell>
          <table:table-cell office:value-type="string">
            <text:p>Flagar com incompleta para todos saberem</text:p>
          </table:table-cell>
          <table:table-cell office:value-type="string">
            <text:p>Fazer o planejamento em equipe</text:p>
          </table:table-cell>
          <table:table-cell office:value-type="string">
            <text:p>:(</text:p>
          </table:table-cell>
        </table:table-row>
        <table:table-row table:style-name="ro2">
          <table:table-cell table:style-name="Default"/>
          <table:table-cell table:number-columns-repeated="4"/>
        </table:table-row>
        <table:table-row table:style-name="ro4">
          <table:table-cell table:style-name="ce4" office:value-type="string">
            <text:p>Positivos</text:p>
          </table:table-cell>
          <table:table-cell table:number-columns-repeated="4"/>
        </table:table-row>
        <table:table-row table:style-name="ro2">
          <table:table-cell office:value-type="string">
            <text:p>Assunto</text:p>
          </table:table-cell>
          <table:table-cell office:value-type="string">
            <text:p>Ambiente de desenvolvimento organizado</text:p>
          </table:table-cell>
          <table:table-cell office:value-type="string">
            <text:p>Trabalho extra</text:p>
          </table:table-cell>
          <table:table-cell office:value-type="string">
            <text:p>Já temos algo usável</text:p>
          </table:table-cell>
          <table:table-cell/>
        </table:table-row>
        <table:table-row table:style-name="ro2">
          <table:table-cell office:value-type="string">
            <text:p>Pontos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Atitude</text:p>
          </table:table-cell>
          <table:table-cell office:value-type="string">
            <text:p>Continuar todos com o git, pivotal etc</text:p>
          </table:table-cell>
          <table:table-cell office:value-type="string">
            <text:p>Legal</text:p>
          </table:table-cell>
          <table:table-cell office:value-type="string">
            <text:p>Focar em novas funcionalidades para a proxima iteracao</text:p>
          </table:table-cell>
          <table:table-cell/>
        </table:table-row>
        <table:table-row table:style-name="ro2">
          <table:table-cell table:style-name="Default"/>
          <table:table-cell table:number-columns-repeated="4"/>
        </table:table-row>
        <table:table-row table:style-name="ro2">
          <table:table-cell table:style-name="Default" office:value-type="string">
            <text:p>Segunda Iteracão</text:p>
          </table:table-cell>
          <table:table-cell table:number-columns-repeated="4"/>
        </table:table-row>
        <table:table-row table:style-name="ro2">
          <table:table-cell table:style-name="Default"/>
          <table:table-cell table:number-columns-repeated="4"/>
        </table:table-row>
        <table:table-row table:style-name="ro4">
          <table:table-cell table:style-name="ce2" office:value-type="string">
            <text:p>Negativos</text:p>
          </table:table-cell>
          <table:table-cell table:number-columns-repeated="4"/>
        </table:table-row>
        <table:table-row table:style-name="ro2">
          <table:table-cell office:value-type="string">
            <text:p>Assunto</text:p>
          </table:table-cell>
          <table:table-cell office:value-type="string">
            <text:p>Falta de tempo para desenvolver</text:p>
          </table:table-cell>
          <table:table-cell office:value-type="string">
            <text:p>Papéis demoraram muito para sererem trocados</text:p>
          </table:table-cell>
          <table:table-cell table:number-columns-repeated="2"/>
        </table:table-row>
        <table:table-row table:style-name="ro2">
          <table:table-cell office:value-type="string">
            <text:p>Pontos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2">
          <table:table-cell office:value-type="string">
            <text:p>Solucao</text:p>
          </table:table-cell>
          <table:table-cell office:value-type="string">
            <text:p>Esta iteracão com poucas provas deve melhorar</text:p>
          </table:table-cell>
          <table:table-cell office:value-type="string">
            <text:p>Trocar logo no comeco da iteracão</text:p>
          </table:table-cell>
          <table:table-cell table:number-columns-repeated="2"/>
        </table:table-row>
        <table:table-row table:style-name="ro2">
          <table:table-cell table:style-name="Default"/>
          <table:table-cell table:number-columns-repeated="4"/>
        </table:table-row>
        <table:table-row table:style-name="ro4">
          <table:table-cell table:style-name="ce4" office:value-type="string">
            <text:p>Positivos</text:p>
          </table:table-cell>
          <table:table-cell table:number-columns-repeated="4"/>
        </table:table-row>
        <table:table-row table:style-name="ro2">
          <table:table-cell office:value-type="string">
            <text:p>Assunto</text:p>
          </table:table-cell>
          <table:table-cell office:value-type="string">
            <text:p>Maior proatividade</text:p>
          </table:table-cell>
          <table:table-cell office:value-type="string">
            <text:p>Comunicacão melhorou</text:p>
          </table:table-cell>
          <table:table-cell office:value-type="string">
            <text:p>Comprometimento</text:p>
          </table:table-cell>
          <table:table-cell/>
        </table:table-row>
        <table:table-row table:style-name="ro2">
          <table:table-cell office:value-type="string">
            <text:p>Pontos</text:p>
          </table:table-cell>
          <table:table-cell table:number-columns-repeated="3" office:value-type="float" office:value="10">
            <text:p>10</text:p>
          </table:table-cell>
          <table:table-cell/>
        </table:table-row>
        <table:table-row table:style-name="ro2">
          <table:table-cell office:value-type="string">
            <text:p>Atitude</text:p>
          </table:table-cell>
          <table:table-cell office:value-type="string">
            <text:p>Manter</text:p>
          </table:table-cell>
          <table:table-cell office:value-type="string">
            <text:p>Continuar com reuniões às segundas</text:p>
          </table:table-cell>
          <table:table-cell office:value-type="string">
            <text:p>Manter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03">10/03/2011</text:date>, <text:time>11:10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afael Manzo</meta:initial-creator>
    <meta:creation-date>2011-09-12T10:56:28</meta:creation-date>
    <dc:date>2011-10-03T11:10:23</dc:date>
    <dc:creator>Rafael Manzo</dc:creator>
    <meta:editing-duration>PT00H26M26S</meta:editing-duration>
    <meta:editing-cycles>4</meta:editing-cycles>
    <meta:generator>OpenOffice.org/3.2$Linux OpenOffice.org_project/320m12$Build-9483</meta:generator>
    <meta:document-statistic meta:table-count="3" meta:cell-count="55" meta:object-count="0"/>
  </office:meta>
</office:document-meta>
</file>